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ff420e" draw:fill="solid" draw:fill-color="#dd4814" draw:textarea-horizontal-align="justify" draw:textarea-vertical-align="middle" draw:auto-grow-height="false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99cc6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6cm" svg:height="1.6cm" svg:x="6.4cm" svg:y="7.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cm" svg:y1="8.5cm" svg:x2="11.1cm" svg:y2="8.5cm">
          <text:p/>
        </draw:line>
        <draw:custom-shape draw:style-name="gr1" draw:text-style-name="P1" draw:layer="layout" svg:width="2.6cm" svg:height="1.6cm" svg:x="11.1cm" svg:y="7.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3cm" svg:y1="8.5cm" svg:x2="6.4cm" svg:y2="8.5cm">
          <text:p/>
        </draw:line>
        <draw:custom-shape draw:style-name="gr3" draw:text-style-name="P1" draw:layer="layout" svg:width="0.6cm" svg:height="0.6cm" svg:x="2.2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5cm" svg:x="3.1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cm" svg:height="0.6cm" svg:x="7.1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5cm" svg:x="7.8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0.6cm" svg:x="11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cm" svg:height="0.5cm" svg:x="12.5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6cm" svg:x="6.4cm" svg:y="1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4.3cm" svg:y1="11.1cm" svg:x2="6.4cm" svg:y2="11.1cm">
          <text:p/>
        </draw:line>
        <draw:line draw:style-name="gr2" draw:text-style-name="P1" draw:layer="layout" svg:x1="9cm" svg:y1="11.1cm" svg:x2="14.9cm" svg:y2="11.1cm">
          <text:p/>
        </draw:line>
        <draw:custom-shape draw:style-name="gr1" draw:text-style-name="P1" draw:layer="layout" svg:width="2.6cm" svg:height="1.6cm" svg:x="14.9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6cm" svg:height="0.6cm" svg:x="15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66cm" svg:height="0.548cm" draw:transform="rotate (-0.548033385126219) translate (15.386cm 1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0.6cm" svg:height="0.6cm" svg:x="15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cm" svg:height="0.5cm" svg:x="16.3cm" svg:y="11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6cm" svg:height="0.5cm" svg:x="16.3cm" svg:y="11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466cm" svg:height="0.548cm" draw:transform="rotate (-0.548033385126219) translate (6.902cm 11.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1" draw:layer="layout" svg:width="0.466cm" svg:height="0.548cm" draw:transform="rotate (-0.548033385126219) translate (2.502cm 11.089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13.7cm" svg:y1="8.4cm" svg:x2="16.2cm" svg:y2="10.2cm">
          <text:p/>
        </draw:line>
        <draw:line draw:style-name="gr2" draw:text-style-name="P1" draw:layer="layout" svg:x1="9cm" svg:y1="8.5cm" svg:x2="14.9cm" svg:y2="10.9cm">
          <text:p/>
        </draw:line>
        <draw:frame draw:style-name="gr8" draw:text-style-name="P2" draw:layer="layout" svg:width="2.272cm" svg:height="0.729cm" svg:x="6.6cm" svg:y="7cm">
          <draw:text-box>
            <text:p><text:span text:style-name="T1">Target #1</text:span></text:p>
          </draw:text-box>
        </draw:frame>
        <draw:frame draw:style-name="gr8" draw:text-style-name="P2" draw:layer="layout" svg:width="2.272cm" svg:height="0.729cm" svg:x="6.6cm" svg:y="9.6cm">
          <draw:text-box>
            <text:p><text:span text:style-name="T1">Target #2</text:span></text:p>
          </draw:text-box>
        </draw:frame>
        <draw:frame draw:style-name="gr8" draw:text-style-name="P2" draw:layer="layout" svg:width="2.272cm" svg:height="0.729cm" svg:x="11.2cm" svg:y="7cm">
          <draw:text-box>
            <text:p><text:span text:style-name="T1">Target #3</text:span></text:p>
          </draw:text-box>
        </draw:frame>
        <draw:frame draw:style-name="gr8" draw:text-style-name="P2" draw:layer="layout" svg:width="2.627cm" svg:height="0.729cm" svg:x="14.9cm" svg:y="11.771cm">
          <draw:text-box>
            <text:p><text:span text:style-name="T1">Final targ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.90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avien BRIDAULT-LOUCHEZ</meta:initial-creator>
    <meta:creation-date>2016-01-13T11:15:06.651091840</meta:creation-date>
    <dc:date>2016-01-14T15:07:54.998484490</dc:date>
    <dc:creator>Flavien BRIDAULT-LOUCHEZ</dc:creator>
    <meta:editing-duration>P1DT3H43M22S</meta:editing-duration>
    <meta:editing-cycles>3</meta:editing-cycles>
    <meta:generator>LibreOffice/4.2.8.2$Linux_X86_64 LibreOffice_project/420m0$Build-2</meta:generator>
    <meta:document-statistic meta:object-count="27"/>
  </office:meta>
</office:document-meta>
</file>